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25-02-1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23-02-01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22-02-0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21-01-2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20-02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7-12-21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7-01-19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6-01-28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5-01-07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4-01-10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3-01-1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2-02-07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1-01-06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10-02-1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9-02-2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8-01-3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7-02-09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6-01-2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5-02-1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4-02-1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5576" calcext:value-type="float">
            <text:p>49.1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3-01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2-02-1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1-03-0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2000-03-0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199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1974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501</text:p>
          </table:table-cell>
          <table:table-cell office:value-type="string" calcext:value-type="string">
            <text:p>197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